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9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18" style:family="paragraph" style:parent-style-name="Frame_20_contents">
      <style:paragraph-properties fo:margin-top="0cm" fo:margin-bottom="0cm" fo:text-align="center" style:justify-single-word="false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2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4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5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text-properties style:text-underline-style="none"/>
    </style:style>
    <style:style style:name="P29" style:family="paragraph" style:parent-style-name="Standard">
      <style:text-properties style:text-underline-style="solid" style:text-underline-width="auto" style:text-underline-color="font-color"/>
    </style:style>
    <style:style style:name="P30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2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3" style:family="paragraph" style:parent-style-name="Sender">
      <style:text-properties fo:font-style="normal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40pt" style:font-size-asian="40pt" style:font-size-complex="40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1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9">(members ) </text:p>
                <text:p text:style-name="P20">http://thegrainery.ca</text:p>
              </table:table-cell>
              <table:table-cell table:style-name="Table1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2">New: updated combuckwheat pancake mix</text:p>
                <text:p text:style-name="P12">munity prhice to x1.65. Old: changing he unitsugar</text:p>
                <text:p text:style-name="P12">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9">(members <text:s/>member price rounded up to nearest nickel) </text:p>
                <text:p text:style-name="P20">http://thegrainery.ca</text:p>
              </table:table-cell>
              <table:table-cell table:style-name="Table2.C3" office:value-type="string">
                <text:p text:style-name="P10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1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2">http://thegrainery.ca</text:p>
              </table:table-cell>
              <table:table-cell table:style-name="Table3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1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9"/>
                <text:p text:style-name="P20">http://thegrainery.ca</text:p>
              </table:table-cell>
              <table:table-cell table:style-name="Table4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1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9"/>
                <text:p text:style-name="P20">http://thegrainery.ca</text:p>
              </table:table-cell>
              <table:table-cell table:style-name="Table5.C3" office:value-type="currency" office:currency="US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1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9"><text:s/></text:p>
                <text:p text:style-name="P20">http://thegrainery.ca</text:p>
              </table:table-cell>
              <table:table-cell table:style-name="Table6.C3" office:value-type="string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1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9"/>
                <text:p text:style-name="P20">http://thegrainery.ca</text:p>
              </table:table-cell>
              <table:table-cell table:style-name="Table7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1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9"><text:s/></text:p>
                <text:p text:style-name="P20">http://thegrainery.ca</text:p>
              </table:table-cell>
              <table:table-cell table:style-name="Table8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1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9">(members $2.15) </text:p>
                <text:p text:style-name="P20">http://thegrainery.ca</text:p>
              </table:table-cell>
              <table:table-cell table:style-name="Table9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1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9"><text:s/></text:p>
                <text:p text:style-name="P20">http://thegrainery.ca</text:p>
              </table:table-cell>
              <table:table-cell table:style-name="Table10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1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9"><text:s/></text:p>
                <text:p text:style-name="P20">http://thegrainery.ca</text:p>
              </table:table-cell>
              <table:table-cell table:style-name="Table11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1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9"><text:s/></text:p>
                <text:p text:style-name="P20">http://thegrainery.ca</text:p>
              </table:table-cell>
              <table:table-cell table:style-name="Table12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1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9"/>
                <text:p text:style-name="P20">http://thegrainery.ca</text:p>
              </table:table-cell>
              <table:table-cell table:style-name="Table13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1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9"/>
                <text:p text:style-name="P20">http://thegrainery.ca</text:p>
              </table:table-cell>
              <table:table-cell table:style-name="Table1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1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9"/>
                <text:p text:style-name="P20">http://thegrainery.ca</text:p>
              </table:table-cell>
              <table:table-cell table:style-name="Table15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1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9"/>
                <text:p text:style-name="P20">http://thegrainery.ca</text:p>
              </table:table-cell>
              <table:table-cell table:style-name="Table16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1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9"><text:s/></text:p>
                <text:p text:style-name="P20">http://thegrainery.ca</text:p>
              </table:table-cell>
              <table:table-cell table:style-name="Table17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1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9"/>
                <text:p text:style-name="P20">http://thegrainery.ca</text:p>
              </table:table-cell>
              <table:table-cell table:style-name="Table1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9">(members $0.00) </text:p>
                <text:p text:style-name="P20">http://thegrainery.ca</text:p>
              </table:table-cell>
              <table:table-cell table:style-name="Table19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1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9"/>
                <text:p text:style-name="P20">http://thegrainery.ca</text:p>
              </table:table-cell>
              <table:table-cell table:style-name="Table20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1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9"/>
                <text:p text:style-name="P20">http://thegrainery.ca</text:p>
              </table:table-cell>
              <table:table-cell table:style-name="Table21.C3" office:value-type="string">
                <text:p text:style-name="P10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1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9"><text:s/></text:p>
                <text:p text:style-name="P20">http://thegrainery.ca</text:p>
              </table:table-cell>
              <table:table-cell table:style-name="Table22.C3" office:value-type="currency" office:currency="US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1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9"/>
                <text:p text:style-name="P20">http://thegrainery.ca</text:p>
              </table:table-cell>
              <table:table-cell table:style-name="Table23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1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9"/>
                <text:p text:style-name="P20">http://thegrainery.ca</text:p>
              </table:table-cell>
              <table:table-cell table:style-name="Table24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1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9"><text:s/></text:p>
                <text:p text:style-name="P20">http://thegrainery.ca</text:p>
              </table:table-cell>
              <table:table-cell table:style-name="Table25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1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9">(members $0.00) </text:p>
                <text:p text:style-name="P20">http://thegrainery.ca</text:p>
              </table:table-cell>
              <table:table-cell table:style-name="Table2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1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9"><text:s/></text:p>
                <text:p text:style-name="P26">http://thegrainery.ca</text:p>
              </table:table-cell>
              <table:table-cell table:style-name="Table27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1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9"><text:s/></text:p>
                <text:p text:style-name="P20">http://thegrainery.ca</text:p>
              </table:table-cell>
              <table:table-cell table:style-name="Table28.C3" office:value-type="string">
                <text:p text:style-name="P10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1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9"/>
                <text:p text:style-name="P20">http://thegrainery.ca</text:p>
              </table:table-cell>
              <table:table-cell table:style-name="Table29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9"/>
                <text:p text:style-name="P20">http://thegrainery.ca</text:p>
              </table:table-cell>
              <table:table-cell table:style-name="Table30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9"/>
                <text:p text:style-name="P20">http://thegrainery.ca</text:p>
              </table:table-cell>
              <table:table-cell table:style-name="Table31.C3" office:value-type="string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1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9"><text:s/><text:span text:style-name="T3">hegrainery.wikispaces.com</text:span></text:p>
              </table:table-cell>
              <table:table-cell table:style-name="Table32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1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9"><text:s/></text:p>
                <text:p text:style-name="P20">http://thegrainery.ca</text:p>
              </table:table-cell>
              <table:table-cell table:style-name="Table33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1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9"><text:s/></text:p>
                <text:p text:style-name="P20">thegrainery.wikispaces.co</text:p>
              </table:table-cell>
              <table:table-cell table:style-name="Table34.C3" office:value-type="currency" office:currency="USD" office:value="6">
                <text:p text:style-name="P10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9"/>
                <text:p text:style-name="P20">http://thegrainery.ca</text:p>
              </table:table-cell>
              <table:table-cell table:style-name="Table35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9"/>
                <text:p text:style-name="P20">http://thegrainery.ca</text:p>
              </table:table-cell>
              <table:table-cell table:style-name="Table36.C3" office:value-type="currency" office:currency="CAD" office:value="7.75">
                <text:p text:style-name="P10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1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9"><text:s/></text:p>
                <text:p text:style-name="P20">http://thegrainery.ca</text:p>
              </table:table-cell>
              <table:table-cell table:style-name="Table37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1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4">http://thegrainery.ca</text:p>
              </table:table-cell>
              <table:table-cell table:style-name="Table38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9"><text:s/></text:p>
                <text:p text:style-name="P25">http://thegrainery.ca</text:p>
              </table:table-cell>
              <table:table-cell table:style-name="Table39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1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9"/>
                <text:p text:style-name="P20">http://thegrainery.ca</text:p>
              </table:table-cell>
              <table:table-cell table:style-name="Table40.C3" office:value-type="currency" office:currency="USD" office:value="2.25">
                <text:p text:style-name="P10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1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9"/>
                <text:p text:style-name="P20">http://thegrainery.ca</text:p>
              </table:table-cell>
              <table:table-cell table:style-name="Table41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1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9"/>
                <text:p text:style-name="P20">http://thegrainery.ca</text:p>
              </table:table-cell>
              <table:table-cell table:style-name="Table42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1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9"/>
                <text:p text:style-name="P20">http://thegrainery.ca</text:p>
              </table:table-cell>
              <table:table-cell table:style-name="Table43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1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9"/>
                <text:p text:style-name="P20">http://thegrainery.ca</text:p>
              </table:table-cell>
              <table:table-cell table:style-name="Table44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1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9"/>
                <text:p text:style-name="P20">http://thegrainery.ca</text:p>
              </table:table-cell>
              <table:table-cell table:style-name="Table45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9">(members $0.00) </text:p>
                <text:p text:style-name="P20">http://thegrainery.ca</text:p>
              </table:table-cell>
              <table:table-cell table:style-name="Table4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1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9"/>
                <text:p text:style-name="P20">http://thegrainery.ca</text:p>
              </table:table-cell>
              <table:table-cell table:style-name="Table47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1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9"/>
                <text:p text:style-name="P20">http://thegrainery.ca</text:p>
              </table:table-cell>
              <table:table-cell table:style-name="Table4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1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9"/>
                <text:p text:style-name="P20">http://thegrainery.ca</text:p>
              </table:table-cell>
              <table:table-cell table:style-name="Table49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1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9"><text:s/></text:p>
                <text:p text:style-name="P20">http://thegrainery.ca</text:p>
              </table:table-cell>
              <table:table-cell table:style-name="Table50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1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9"/>
                <text:p text:style-name="P20">http://thegrainery.ca</text:p>
              </table:table-cell>
              <table:table-cell table:style-name="Table51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1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9"><text:s/></text:p>
                <text:p text:style-name="P20">http://thegrainery.ca</text:p>
              </table:table-cell>
              <table:table-cell table:style-name="Table52.C3" office:value-type="string">
                <text:p text:style-name="P10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1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9"/>
                <text:p text:style-name="P20">http://thegrainery.ca</text:p>
              </table:table-cell>
              <table:table-cell table:style-name="Table53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1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9"/>
                <text:p text:style-name="P20">http://thegrainery.ca</text:p>
              </table:table-cell>
              <table:table-cell table:style-name="Table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1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9"/>
                <text:p text:style-name="P20">http://thegrainery.ca</text:p>
              </table:table-cell>
              <table:table-cell table:style-name="Table55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1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9"><text:s/></text:p>
                <text:p text:style-name="P20">http://thegrainery.ca</text:p>
              </table:table-cell>
              <table:table-cell table:style-name="Table56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1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9"><text:s/></text:p>
                <text:p text:style-name="P20">http://thegrainery.ca</text:p>
              </table:table-cell>
              <table:table-cell table:style-name="Table57.C3" office:value-type="currency" office:currency="US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1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9"><text:s/></text:p>
                <text:p text:style-name="P20">http://thegrainery.ca</text:p>
              </table:table-cell>
              <table:table-cell table:style-name="Table5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1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9"/>
                <text:p text:style-name="P20">http://thegrainery.ca</text:p>
              </table:table-cell>
              <table:table-cell table:style-name="Table59.C3" office:value-type="string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5">Speerville Imported Organic </text:p>
                <text:p text:style-name="P11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>454g</text:p>
              </table:table-cell>
              <table:table-cell table:style-name="Table60.A1" office:value-type="string">
                <text:p text:style-name="P20">http://thegrainery.ca</text:p>
              </table:table-cell>
              <table:table-cell table:style-name="Table60.C3" office:value-type="currency" office:currency="CA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1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9"><text:s/></text:p>
                <text:p text:style-name="P20">http://thegrainery.ca</text:p>
              </table:table-cell>
              <table:table-cell table:style-name="Table61.C3" office:value-type="currency" office:currency="US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2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9"/>
                <text:p text:style-name="P20">http://thegrainery.ca</text:p>
              </table:table-cell>
              <table:table-cell table:style-name="Table62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1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9"/>
                <text:p text:style-name="P20">http://thegrainery.ca</text:p>
              </table:table-cell>
              <table:table-cell table:style-name="Table63.C3" office:value-type="string">
                <text:p text:style-name="P10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/>
              </table:table-cell>
              <table:table-cell table:style-name="Table64.A1" office:value-type="string">
                <text:p text:style-name="P20"/>
              </table:table-cell>
              <table:table-cell table:style-name="Table64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1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9"><text:s/></text:p>
                <text:p text:style-name="P20">http://thegrainery.ca</text:p>
              </table:table-cell>
              <table:table-cell table:style-name="Table65.C3" office:value-type="currency" office:currency="CAD" office:value="6.5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8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1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9"/>
                <text:p text:style-name="P20">http://thegrainery.ca</text:p>
              </table:table-cell>
              <table:table-cell table:style-name="Table66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1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9"/>
                <text:p text:style-name="P20">http://thegrainery.ca</text:p>
              </table:table-cell>
              <table:table-cell table:style-name="Table67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1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9">(members $2.75) </text:p>
                <text:p text:style-name="P20">http://thegrainery.ca</text:p>
              </table:table-cell>
              <table:table-cell table:style-name="Table6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1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9"><text:s/></text:p>
                <text:p text:style-name="P20">http://thegrainery.ca</text:p>
              </table:table-cell>
              <table:table-cell table:style-name="Table6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1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9">(members $1.80) </text:p>
                <text:p text:style-name="P20">http://thegrainery.ca</text:p>
              </table:table-cell>
              <table:table-cell table:style-name="Table70.C3" office:value-type="string">
                <text:p text:style-name="P10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1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9"><text:s/></text:p>
                <text:p text:style-name="P20">http://thegrainery.ca</text:p>
              </table:table-cell>
              <table:table-cell table:style-name="Table71.C3" office:value-type="currency" office:currency="USD" office:value="2.75">
                <text:p text:style-name="P10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1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9"><text:s/></text:p>
                <text:p text:style-name="P20">http://thegrainery.ca</text:p>
              </table:table-cell>
              <table:table-cell table:style-name="Table72.C3" office:value-type="currency" office:currency="US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1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9"><text:s/></text:p>
                <text:p text:style-name="P20">http://thegrainery.ca</text:p>
              </table:table-cell>
              <table:table-cell table:style-name="Table73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1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9"/>
                <text:p text:style-name="P20">http://thegrainery.ca</text:p>
              </table:table-cell>
              <table:table-cell table:style-name="Table7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1">Sunflower Seeds</text:p>
                <text:p text:style-name="P32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9"/>
                <text:p text:style-name="P20">http://thegrainery.ca</text:p>
              </table:table-cell>
              <table:table-cell table:style-name="Table75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1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9">(members $0.85) </text:p>
                <text:p text:style-name="P20">http://thegrainery.ca</text:p>
              </table:table-cell>
              <table:table-cell table:style-name="Table76.C3" office:value-type="string">
                <text:p text:style-name="P10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1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9">(members $2.80) </text:p>
                <text:p text:style-name="P20">http://thegrainery.ca</text:p>
              </table:table-cell>
              <table:table-cell table:style-name="Table77.C3" office:value-type="string">
                <text:p text:style-name="P10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1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9"/>
                <text:p text:style-name="P20">http://thegrainery.ca</text:p>
              </table:table-cell>
              <table:table-cell table:style-name="Table78.C3" office:value-type="currency" office:currency="CA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1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9"/>
                <text:p text:style-name="P20">http://thegrainery.ca</text:p>
              </table:table-cell>
              <table:table-cell table:style-name="Table7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1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9">(members $2.50) </text:p>
                <text:p text:style-name="P20">http://thegrainery.ca</text:p>
              </table:table-cell>
              <table:table-cell table:style-name="Table80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1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9"><text:s/></text:p>
                <text:p text:style-name="P20">http://thegrainery.ca</text:p>
              </table:table-cell>
              <table:table-cell table:style-name="Table81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9">(members $0.00) </text:p>
                <text:p text:style-name="P20">http://thegrainery.ca</text:p>
              </table:table-cell>
              <table:table-cell table:style-name="Table8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9">(members $3.05) </text:p>
                <text:p text:style-name="P20">http://thegrainery.ca</text:p>
              </table:table-cell>
              <table:table-cell table:style-name="Table83.C3" office:value-type="string">
                <text:p text:style-name="P10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9">(members $6.10) </text:p>
                <text:p text:style-name="P20">http://thegrainery.ca</text:p>
              </table:table-cell>
              <table:table-cell table:style-name="Table84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9"/>
                <text:p text:style-name="P20">http://thegrainery.ca</text:p>
              </table:table-cell>
              <table:table-cell table:style-name="Table85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9"/>
                <text:p text:style-name="P20">http://thegrainery.ca</text:p>
              </table:table-cell>
              <table:table-cell table:style-name="Table86.C3" office:value-type="currency" office:currency="CAD" office:value="5.35">
                <text:p text:style-name="P10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9"/>
                <text:p text:style-name="P20">http://thegrainery.ca</text:p>
              </table:table-cell>
              <table:table-cell table:style-name="Table87.C3" office:value-type="currency" office:currency="CAD" office:value="5.75">
                <text:p text:style-name="P10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9"/>
                <text:p text:style-name="P20">http://thegrainery.ca</text:p>
              </table:table-cell>
              <table:table-cell table:style-name="Table88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1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9">(members $5.20) </text:p>
                <text:p text:style-name="P20">http://thegrainery.ca</text:p>
              </table:table-cell>
              <table:table-cell table:style-name="Table89.C3" office:value-type="string">
                <text:p text:style-name="P10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9">(members $0.00) </text:p>
                <text:p text:style-name="P20">http://thegrainery.ca</text:p>
              </table:table-cell>
              <table:table-cell table:style-name="Table9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9">(members $0.00) </text:p>
                <text:p text:style-name="P20">http://thegrainery.ca</text:p>
              </table:table-cell>
              <table:table-cell table:style-name="Table91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1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9"><text:s/></text:p>
                <text:p text:style-name="P20">http://thegrainery.ca</text:p>
              </table:table-cell>
              <table:table-cell table:style-name="Table92.C3" office:value-type="string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1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9"><text:s/></text:p>
                <text:p text:style-name="P20">http://thegrainery.ca</text:p>
              </table:table-cell>
              <table:table-cell table:style-name="Table93.C3" office:value-type="string">
                <text:p text:style-name="P10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1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9"/>
                <text:p text:style-name="P20">http://thegrainery.ca</text:p>
              </table:table-cell>
              <table:table-cell table:style-name="Table94.C3" office:value-type="string">
                <text:p text:style-name="P10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9">(members $2.90) </text:p>
                <text:p text:style-name="P20">http://thegrainery.ca</text:p>
              </table:table-cell>
              <table:table-cell table:style-name="Table95.C3" office:value-type="currency" office:currency="USD" office:value="3.55">
                <text:p text:style-name="P10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9">(members $1.70) </text:p>
                <text:p text:style-name="P20">http://thegrainery.ca</text:p>
              </table:table-cell>
              <table:table-cell table:style-name="Table96.C3" office:value-type="currency" office:currency="USD" office:value="2.2">
                <text:p text:style-name="P10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9">(members $1.15) </text:p>
                <text:p text:style-name="P20">http://thegrainery.ca</text:p>
              </table:table-cell>
              <table:table-cell table:style-name="Table97.C3" office:value-type="currency" office:currency="USD" office:value="1.4">
                <text:p text:style-name="P10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9">(members $2.95) </text:p>
                <text:p text:style-name="P20">http://thegrainery.ca</text:p>
              </table:table-cell>
              <table:table-cell table:style-name="Table98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9">(members $1.95) </text:p>
                <text:p text:style-name="P20">http://thegrainery.ca</text:p>
              </table:table-cell>
              <table:table-cell table:style-name="Table99.C3" office:value-type="string">
                <text:p text:style-name="P10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1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4">http://thegrainery.ca</text:p>
              </table:table-cell>
              <table:table-cell table:style-name="Table100.C3" office:value-type="string">
                <text:p text:style-name="P10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1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21">http://thegrainery.ca</text:p>
              </table:table-cell>
              <table:table-cell table:style-name="Table101.C3" office:value-type="string">
                <text:p text:style-name="P10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1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20">http://thegrainery.ca</text:p>
              </table:table-cell>
              <table:table-cell table:style-name="Table102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1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9">(members $0.00) </text:p>
                <text:p text:style-name="P20">http://thegrainery.ca</text:p>
              </table:table-cell>
              <table:table-cell table:style-name="Table10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1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9">(members $5.65) </text:p>
                <text:p text:style-name="P20">http://thegrainery.ca</text:p>
              </table:table-cell>
              <table:table-cell table:style-name="Table104.C3" office:value-type="string">
                <text:p text:style-name="P10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1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9">(members $6.00) </text:p>
                <text:p text:style-name="P20">http://thegrainery.ca</text:p>
              </table:table-cell>
              <table:table-cell table:style-name="Table105.C3" office:value-type="string">
                <text:p text:style-name="P10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1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9">(members $5.85) </text:p>
                <text:p text:style-name="P20">http://thegrainery.ca</text:p>
              </table:table-cell>
              <table:table-cell table:style-name="Table106.C3" office:value-type="string">
                <text:p text:style-name="P10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1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9">(members $6.25) </text:p>
                <text:p text:style-name="P20">http://thegrainery.ca</text:p>
              </table:table-cell>
              <table:table-cell table:style-name="Table107.C3" office:value-type="string">
                <text:p text:style-name="P10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1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9">(members $4.25) </text:p>
                <text:p text:style-name="P20">http://thegrainery.ca</text:p>
              </table:table-cell>
              <table:table-cell table:style-name="Table108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1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9"><text:s/></text:p>
                <text:p text:style-name="P20">http://thegrainery.ca</text:p>
              </table:table-cell>
              <table:table-cell table:style-name="Table109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1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9">(members $3.70) </text:p>
                <text:p text:style-name="P20">http://thegrainery.ca</text:p>
              </table:table-cell>
              <table:table-cell table:style-name="Table110.C3" office:value-type="string">
                <text:p text:style-name="P10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1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9"/>
                <text:p text:style-name="P20">http://thegrainery.ca</text:p>
              </table:table-cell>
              <table:table-cell table:style-name="Table111.C3" office:value-type="currency" office:currency="USD" office:value="4.75">
                <text:p text:style-name="P10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9"/>
              </table:table-cell>
              <table:table-cell table:style-name="Table111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1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9"/>
                <text:p text:style-name="P20">http://thegrainery.ca</text:p>
              </table:table-cell>
              <table:table-cell table:style-name="Table112.C3" office:value-type="currency" office:currency="US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9">(members ) </text:p>
                <text:p text:style-name="P20">http://thegrainery.ca</text:p>
              </table:table-cell>
              <table:table-cell table:style-name="Table113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9">(members ) </text:p>
                <text:p text:style-name="P20">http://thegrainery.ca</text:p>
              </table:table-cell>
              <table:table-cell table:style-name="Table114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9">(members ) </text:p>
                <text:p text:style-name="P20">http://thegrainery.ca</text:p>
              </table:table-cell>
              <table:table-cell table:style-name="Table115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9">(members $0.00) </text:p>
                <text:p text:style-name="P20">http://thegrainery.ca</text:p>
              </table:table-cell>
              <table:table-cell table:style-name="Table11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9">(members $9.05) </text:p>
                <text:p text:style-name="P20">http://thegrainery.ca</text:p>
              </table:table-cell>
              <table:table-cell table:style-name="Table117.C3" office:value-type="string">
                <text:p text:style-name="P10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9">(members $14.00) </text:p>
                <text:p text:style-name="P20">http://thegrainery.ca</text:p>
              </table:table-cell>
              <table:table-cell table:style-name="Table118.C3" office:value-type="string">
                <text:p text:style-name="P10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9">(members $13.85) </text:p>
                <text:p text:style-name="P20">http://thegrainery.ca</text:p>
              </table:table-cell>
              <table:table-cell table:style-name="Table119.C3" office:value-type="string">
                <text:p text:style-name="P10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9">(members $11.65) </text:p>
                <text:p text:style-name="P20">http://thegrainery.ca</text:p>
              </table:table-cell>
              <table:table-cell table:style-name="Table120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9">(members $11.65) </text:p>
                <text:p text:style-name="P20">http://thegrainery.ca</text:p>
              </table:table-cell>
              <table:table-cell table:style-name="Table121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9">(members $7.95) </text:p>
                <text:p text:style-name="P20">http://thegrainery.ca</text:p>
              </table:table-cell>
              <table:table-cell table:style-name="Table122.C3" office:value-type="string">
                <text:p text:style-name="P10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9">(members $0.00) </text:p>
                <text:p text:style-name="P20">http://thegrainery.ca</text:p>
              </table:table-cell>
              <table:table-cell table:style-name="Table12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9">(members $0.00) </text:p>
                <text:p text:style-name="P20">http://thegrainery.ca</text:p>
              </table:table-cell>
              <table:table-cell table:style-name="Table124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1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9">(members $3.95) </text:p>
                <text:p text:style-name="P20">http://thegrainery.ca</text:p>
              </table:table-cell>
              <table:table-cell table:style-name="Table125.C3" office:value-type="string">
                <text:p text:style-name="P10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1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9"/>
                <text:p text:style-name="P20">http://thegrainery.ca</text:p>
              </table:table-cell>
              <table:table-cell table:style-name="Table126.C3" office:value-type="currency" office:currency="CA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1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9">(members $1.20) </text:p>
                <text:p text:style-name="P20">http://thegrainery.ca</text:p>
              </table:table-cell>
              <table:table-cell table:style-name="Table127.C3" office:value-type="string">
                <text:p text:style-name="P10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1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9">(members $6.00) </text:p>
                <text:p text:style-name="P20">http://thegrainery.ca</text:p>
              </table:table-cell>
              <table:table-cell table:style-name="Table128.C3" office:value-type="string">
                <text:p text:style-name="P10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1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9"/>
                <text:p text:style-name="P20">http://thegrainery.ca</text:p>
              </table:table-cell>
              <table:table-cell table:style-name="Table12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1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9">(members $2.40) </text:p>
                <text:p text:style-name="P20">http://thegrainery.ca</text:p>
              </table:table-cell>
              <table:table-cell table:style-name="Table130.C3" office:value-type="string">
                <text:p text:style-name="P10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1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9">454g</text:p>
              </table:table-cell>
              <table:table-cell table:style-name="Table131.A1" office:value-type="string">
                <text:p text:style-name="P20">http://thegrainery.ca</text:p>
              </table:table-cell>
              <table:table-cell table:style-name="Table131.C3" office:value-type="string">
                <text:p text:style-name="P10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9">(members #DIV/0!) </text:p>
                <text:p text:style-name="P20">http://thegrainery.ca</text:p>
              </table:table-cell>
              <table:table-cell table:style-name="Table13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9">(members $5.20) </text:p>
                <text:p text:style-name="P20">http://thegrainery.ca</text:p>
              </table:table-cell>
              <table:table-cell table:style-name="Table133.C3" office:value-type="string">
                <text:p text:style-name="P10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9">(members #DIV/0!) </text:p>
                <text:p text:style-name="P20">http://thegrainery.ca</text:p>
              </table:table-cell>
              <table:table-cell table:style-name="Table134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9">500g</text:p>
              </table:table-cell>
              <table:table-cell table:style-name="Table135.A1" office:value-type="string">
                <text:p text:style-name="P19"/>
                <text:p text:style-name="P20">http://thegrainery.ca</text:p>
              </table:table-cell>
              <table:table-cell table:style-name="Table135.C3" office:value-type="string">
                <text:p text:style-name="P10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8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9">454g</text:p>
              </table:table-cell>
              <table:table-cell table:style-name="Table136.A1" office:value-type="string">
                <text:p text:style-name="P19"><text:s/></text:p>
                <text:p text:style-name="P20">http://thegrainery.ca</text:p>
              </table:table-cell>
              <table:table-cell table:style-name="Table136.C3" office:value-type="string">
                <text:p text:style-name="P10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9">250g</text:p>
              </table:table-cell>
              <table:table-cell table:style-name="Table137.A1" office:value-type="string">
                <text:p text:style-name="P19"><text:s/></text:p>
                <text:p text:style-name="P20">http://thegrainery.ca</text:p>
              </table:table-cell>
              <table:table-cell table:style-name="Table137.C3" office:value-type="string">
                <text:p text:style-name="P10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1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9">(members #DIV/0!) </text:p>
                <text:p text:style-name="P20">http://thegrainery.ca</text:p>
              </table:table-cell>
              <table:table-cell table:style-name="Table138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1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9">250g</text:p>
              </table:table-cell>
              <table:table-cell table:style-name="Table139.A1" office:value-type="string">
                <text:p text:style-name="P19"><text:s/></text:p>
                <text:p text:style-name="P20">http://thegrainery.ca</text:p>
              </table:table-cell>
              <table:table-cell table:style-name="Table139.C3" office:value-type="string">
                <text:p text:style-name="P10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9">(members #DIV/0!) </text:p>
                <text:p text:style-name="P20">http://thegrainery.ca</text:p>
              </table:table-cell>
              <table:table-cell table:style-name="Table14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9">9 beans</text:p>
              </table:table-cell>
              <table:table-cell table:style-name="Table141.A1" office:value-type="string">
                <text:p text:style-name="P19"><text:s/></text:p>
                <text:p text:style-name="P20">http://thegrainery.ca</text:p>
              </table:table-cell>
              <table:table-cell table:style-name="Table141.C3" office:value-type="string">
                <text:p text:style-name="P10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9">3 beans</text:p>
              </table:table-cell>
              <table:table-cell table:style-name="Table142.A1" office:value-type="string">
                <text:p text:style-name="P19"><text:s/></text:p>
                <text:p text:style-name="P20">http://thegrainery.ca</text:p>
              </table:table-cell>
              <table:table-cell table:style-name="Table142.C3" office:value-type="string">
                <text:p text:style-name="P10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9">454 g</text:p>
              </table:table-cell>
              <table:table-cell table:style-name="Table143.A1" office:value-type="string">
                <text:p text:style-name="P20">http://thegrainery.ca</text:p>
              </table:table-cell>
              <table:table-cell table:style-name="Table143.C3" office:value-type="string">
                <text:p text:style-name="P10"><text:span text:style-name="T9">$9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9">(members $0.00) </text:p>
                <text:p text:style-name="P20">http://thegrainery.ca</text:p>
              </table:table-cell>
              <table:table-cell table:style-name="Table144.C3" office:value-type="currency" office:currency="CA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20">http://thegrainery.ca</text:p>
              </table:table-cell>
              <table:table-cell table:style-name="Table145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9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1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9"><text:s/></text:p>
                <text:p text:style-name="P20">http://thegrainery.ca</text:p>
              </table:table-cell>
              <table:table-cell table:style-name="Table147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9"><text:s/></text:p>
                <text:p text:style-name="P20">http://thegrainery.ca</text:p>
              </table:table-cell>
              <table:table-cell table:style-name="Table148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9">(members $3.65) </text:p>
                <text:p text:style-name="P20">http://thegrainery.ca</text:p>
              </table:table-cell>
              <table:table-cell table:style-name="Table149.C3" office:value-type="string">
                <text:p text:style-name="P10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9">(members $0.00) </text:p>
                <text:p text:style-name="P20">http://thegrainery.ca</text:p>
              </table:table-cell>
              <table:table-cell table:style-name="Table150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9">(members $0.00) </text:p>
                <text:p text:style-name="P20">http://thegrainery.ca</text:p>
              </table:table-cell>
              <table:table-cell table:style-name="Table151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1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9"/>
                <text:p text:style-name="P20">http://thegrainery.ca</text:p>
              </table:table-cell>
              <table:table-cell table:style-name="Table152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9">(members $0.00) </text:p>
                <text:p text:style-name="P20">http://thegrainery.ca</text:p>
              </table:table-cell>
              <table:table-cell table:style-name="Table15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6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21">http://thegrainery.ca</text:p>
              </table:table-cell>
              <table:table-cell table:style-name="Table1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1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9">(members $3.50) </text:p>
                <text:p text:style-name="P20">http://thegrainery.ca</text:p>
              </table:table-cell>
              <table:table-cell table:style-name="Table155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1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9">(members $3.50) </text:p>
                <text:p text:style-name="P20">http://thegrainery.ca</text:p>
              </table:table-cell>
              <table:table-cell table:style-name="Table156.C3" office:value-type="string">
                <text:p text:style-name="P10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1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9">(members $3.60) </text:p>
                <text:p text:style-name="P20">http://thegrainery.ca</text:p>
              </table:table-cell>
              <table:table-cell table:style-name="Table157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1">Organic</text:p>
                <text:p text:style-name="P11">Calimyrna Figs 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250g</text:p>
              </table:table-cell>
              <table:table-cell table:style-name="Table158.A1" office:value-type="string">
                <text:p text:style-name="P19"><text:s/></text:p>
                <text:p text:style-name="P20">http://thegrainery.ca</text:p>
              </table:table-cell>
              <table:table-cell table:style-name="Table158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1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9"/>
                <text:p text:style-name="P20">http://thegrainery.ca</text:p>
              </table:table-cell>
              <table:table-cell table:style-name="Table15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1"><text:s/><text:span text:style-name="T2">Imported <text:s/></text:span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9"/>
                <text:p text:style-name="P20">http://thegrainery.ca</text:p>
              </table:table-cell>
              <table:table-cell table:style-name="Table160.C3" office:value-type="string">
                <text:p text:style-name="P10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21">http://thegrainery.ca</text:p>
              </table:table-cell>
              <table:table-cell table:style-name="Table161.C3" office:value-type="string">
                <text:p text:style-name="P10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1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9"/>
                <text:p text:style-name="P20">http://thegrainery.ca</text:p>
              </table:table-cell>
              <table:table-cell table:style-name="Table162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3">made with fresh </text:span></text:p>
                <text:p text:style-name="P6">jalapeno, onion, green pepper, garlic</text:p>
                <text:p text:style-name="P11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3">made with fresh </text:span></text:p>
                <text:p text:style-name="P6">jalapeno, onion, green pepper, garlic</text:p>
                <text:p text:style-name="P11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9"/>
              </table:table-cell>
              <table:covered-table-cell/>
              <table:table-cell table:style-name="Table163.D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1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9"/>
                <text:p text:style-name="P20">http://thegrainery.ca</text:p>
              </table:table-cell>
              <table:table-cell table:style-name="Table164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9">(members $0.00) </text:p>
                <text:p text:style-name="P20">http://thegrainery.ca</text:p>
              </table:table-cell>
              <table:table-cell table:style-name="Table165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9">(members $0.00) </text:p>
                <text:p text:style-name="P20">http://thegrainery.ca</text:p>
              </table:table-cell>
              <table:table-cell table:style-name="Table16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9">(members $0.00) </text:p>
                <text:p text:style-name="P20">http://thegrainery.ca</text:p>
              </table:table-cell>
              <table:table-cell table:style-name="Table167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9">(members $0.00) </text:p>
                <text:p text:style-name="P20">http://thegrainery.ca</text:p>
              </table:table-cell>
              <table:table-cell table:style-name="Table168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9"><text:s/></text:p>
                <text:p text:style-name="P20">http://thegrainery.ca</text:p>
              </table:table-cell>
              <table:table-cell table:style-name="Table171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text:p text:style-name="P35"/>
      <text:p text:style-name="P36"/>
      <text:p text:style-name="Standard"><text:soft-page-break/><text:tab/></text:p>
      <text:p text:style-name="P29"><text:tab/>GRAINERY PRE_ORDERS</text:p>
      <text:p text:style-name="P28"><text:tab/>http://thegrainery.ca/preorders</text:p>
      <text:p text:style-name="P28"/>
      <text:p text:style-name="Sender"><text:tab/><text:span text:style-name="T14">Danielle Blouin</text:span><text:span text:style-name="T15"> <text:s/></text:span><text:span text:style-name="T14"><text:line-break/> <text:tab/>11.34kg Light Spelt Flour</text:span></text:p>
      <text:p text:style-name="P33"><text:tab/><text:tab/><text:tab/><text:tab/>$44.85 <text:s text:c="3"/></text:p>
      <text:p text:style-name="P28"><text:soft-page-break/></text:p>
      <text:p text:style-name="P36"/>
      <text:p text:style-name="P31"><text:soft-page-break/>8kg Org. Newfound Oatmeal (Rolled Oats)</text:p>
      <text:p text:style-name="P31"><text:span text:style-name="T18">$23.39</text:span><text:line-break/></text:p>
      <text:p text:style-name="P36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1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9"/>
            <text:p text:style-name="P20">http://thegrainery.ca</text:p>
          </table:table-cell>
          <table:table-cell table:style-name="Table175.C3" office:value-type="currency" office:currency="USD" office:value="4.5">
            <text:p text:style-name="P10">$4.50</text:p>
          </table:table-cell>
        </table:table-row>
      </table:table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1">Soldier Beans <text:line-break/><text:span text:style-name="T16">This delicious large kidney-shaped heritage bean with its soft skin is</text:span></text:p>
            <text:p text:style-name="P30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9"/>
            <text:p text:style-name="P20">http://thegrainery.ca</text:p>
          </table:table-cell>
          <table:table-cell table:style-name="Table172.C3" office:value-type="currency" office:currency="USD" office:value="3.5">
            <text:p text:style-name="P10">$3.50</text:p>
          </table:table-cell>
        </table:table-row>
      </table:table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1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9"><text:s/></text:p>
            <text:p text:style-name="P20">http://thegrainery.ca</text:p>
          </table:table-cell>
          <table:table-cell table:style-name="Table170.C3" office:value-type="currency" office:currency="USD" office:value="6.25">
            <text:p text:style-name="P10">$6.25</text:p>
          </table:table-cell>
        </table:table-row>
      </table:table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Flakes</text:p>
      <text:p text:style-name="Standard"/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short grain brown rice</text:p>
      <text:p text:style-name="P36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2"/>
          </table:table-cell>
          <table:table-cell table:style-name="Table180.A1" office:value-type="string">
            <text:p text:style-name="P19"/>
            <text:p text:style-name="P20"/>
          </table:table-cell>
          <table:table-cell table:style-name="Table180.C3">
            <text:p text:style-name="P10"/>
          </table:table-cell>
        </table:table-row>
      </table:table>
      <text:p text:style-name="P36"/>
      <text:p text:style-name="Standard"><text:soft-page-break/></text:p>
      <text:p text:style-name="P36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5">Speerville Imported Organic </text:p>
            <text:p text:style-name="P11">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2">454g</text:p>
          </table:table-cell>
          <table:table-cell table:style-name="Table179.A1" office:value-type="string">
            <text:p text:style-name="P19"/>
            <text:p text:style-name="P20">http://thegrainery.ca</text:p>
          </table:table-cell>
          <table:table-cell table:style-name="Table179.C3" office:value-type="currency" office:currency="USD" office:value="5.5">
            <text:p text:style-name="P10">$5.50</text:p>
          </table:table-cell>
        </table:table-row>
      </table:table>
      <text:p text:style-name="P36"/>
      <text:p text:style-name="P36"/>
      <text:p text:style-name="Standard"/>
      <text:p text:style-name="P36"/>
      <text:p text:style-name="Standard"/>
      <text:p text:style-name="P36"/>
      <text:p text:style-name="Standard"/>
      <table:table table:name="Table177" table:style-name="Table177">
        <table:table-column table:style-name="Table177.A"/>
        <table:table-column table:style-name="Table177.B"/>
        <table:table-column table:style-name="Table177.C"/>
        <text:soft-page-break/>
        <table:table-row table:style-name="Table177.1">
          <table:table-cell table:style-name="Table177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18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5">Speerville Imported Organic</text:p>
            <text:p text:style-name="P11">Brown Basmati Rice</text:p>
            <text:p text:style-name="P7">Aromatic brown rice. </text:p>
            <text:p text:style-name="P7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2"><text:s text:c="3"/>750g</text:p>
          </table:table-cell>
          <table:table-cell table:style-name="Table177.A1" office:value-type="string">
            <text:p text:style-name="P19"/>
            <text:p text:style-name="P20">http://thegrainery.ca</text:p>
          </table:table-cell>
          <table:table-cell table:style-name="Table177.C3" office:value-type="currency" office:currency="CAD" office:value="7.5">
            <text:p text:style-name="P10">$7.50</text:p>
          </table:table-cell>
        </table:table-row>
      </table:table>
      <text:p text:style-name="P36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1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9"/>
            <text:p text:style-name="P20">http://thegrainery.ca</text:p>
          </table:table-cell>
          <table:table-cell table:style-name="Table169.C3" office:value-type="currency" office:currency="CAD" office:value="8">
            <text:p text:style-name="P10">$8.00</text:p>
          </table:table-cell>
        </table:table-row>
      </table:table>
      <text:p text:style-name="P36"/>
      <text:p text:style-name="P3"><text:soft-page-break/>2385 Agricola St., Halifax, Nova Scotia <text:s text:c="32"/>(902) 446-3301</text:p>
      <text:p text:style-name="P4">The Grainery Food Co-op</text:p>
      <text:p text:style-name="P18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3">227g</text:p>
          </table:table-cell>
          <table:table-cell table:style-name="Table173.A1" office:value-type="string">
            <text:p text:style-name="P20">http://thegrainery.ca</text:p>
          </table:table-cell>
          <table:table-cell table:style-name="Table173.C1" office:value-type="currency" office:currency="CAD" office:value="5.1">
            <text:p text:style-name="P34">$5.10</text:p>
          </table:table-cell>
        </table:table-row>
      </table:table>
      <text:p text:style-name="P7"><text:soft-page-break/></text:p>
      <text:p text:style-name="P36"/>
      <text:p text:style-name="P3">2385 Agricola St., Halifax, Nova Scotia <text:s text:c="32"/>(902) 446-3301</text:p>
      <text:p text:style-name="P4">The Grainery Food Co-op</text:p>
      <text:p text:style-name="P18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ext:soft-page-break/>
        <table:table-row>
          <table:table-cell table:style-name="Table174.A1" office:value-type="string">
            <text:p text:style-name="P13">454g</text:p>
          </table:table-cell>
          <table:table-cell table:style-name="Table174.A1" office:value-type="string">
            <text:p text:style-name="P20">http://thegrainery.ca</text:p>
          </table:table-cell>
          <table:table-cell table:style-name="Table174.C1" office:value-type="currency" office:currency="CAD" office:value="9.45">
            <text:p text:style-name="P34">$9.45</text:p>
          </table:table-cell>
        </table:table-row>
      </table:table>
      <text:p text:style-name="P7"/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New Found Oatmeal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Standard"/>
      <text:p text:style-name="Standard"/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1"><text:s/><text:span text:style-name="T9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9"><text:s text:c="2"/>230g</text:p>
          </table:table-cell>
          <table:table-cell table:style-name="Table176.A1" office:value-type="string">
            <text:p text:style-name="P20">http://thegrainery.ca</text:p>
          </table:table-cell>
          <table:table-cell table:style-name="Table176.C3" office:value-type="string">
            <text:p text:style-name="P10"><text:span text:style-name="T9">$4.50</text:span> </text:p>
          </table:table-cell>
        </table:table-row>
      </table:table>
      <text:p text:style-name="P36"/>
      <text:p text:style-name="Standard"><text:soft-page-break/></text:p>
      <text:p text:style-name="P36"/>
      <text:p text:style-name="P27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/>
      <text:p text:style-name="P36"/>
      <text:p text:style-name="Standard"/>
      <text:p text:style-name="P36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5"/>
            <text:p text:style-name="P6">Organic Sweetened</text:p>
            <text:p text:style-name="P11"><text:s/><text:span text:style-name="T17">Banana Chips </text:span></text:p>
            <text:p text:style-name="P7"/>
            <text:p text:style-name="P7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17">200g</text:p>
          </table:table-cell>
          <table:table-cell table:style-name="Table178.A1" office:value-type="string">
            <text:p text:style-name="P19"><text:s/></text:p>
            <text:p text:style-name="P20">http://thegrainery.ca</text:p>
          </table:table-cell>
          <table:table-cell table:style-name="Table178.C3" office:value-type="currency" office:currency="USD" office:value="4">
            <text:p text:style-name="P11">$4.00</text:p>
          </table:table-cell>
        </table:table-row>
      </table:table>
      <text:p text:style-name="Standard"><text:soft-page-break/></text:p>
      <text:p text:style-name="P36"/>
      <text:p text:style-name="Standard"/>
      <text:p text:style-name="P36"/>
      <text:p text:style-name="Standard"/>
      <text:p text:style-name="P36"/>
      <text:p text:style-name="Standard"/>
      <text:p text:style-name="Standard"/>
      <text:p text:style-name="P36"/>
      <text:p text:style-name="Standard"/>
      <text:p text:style-name="P3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01-15T14:09:25.11</dc:date>
    <dc:creator>2385 Agricola Grainery Food Coop</dc:creator>
    <meta:editing-duration>PT743H53M12S</meta:editing-duration>
    <meta:editing-cycles>225</meta:editing-cycles>
    <meta:generator>OpenOffice.org/3.2$Win32 OpenOffice.org_project/320m12$Build-9483</meta:generator>
    <meta:printed-by>2385 Agricola Grainery Food Coop</meta:printed-by>
    <meta:print-date>2011-01-15T14:09:03.44</meta:print-date>
    <meta:document-statistic meta:table-count="180" meta:image-count="0" meta:object-count="0" meta:page-count="351" meta:paragraph-count="1678" meta:word-count="8100" meta:character-count="58850"/>
    <meta:user-defined meta:name="Info 1"/>
    <meta:user-defined meta:name="Info 2"/>
    <meta:user-defined meta:name="Info 3"/>
    <meta:user-defined meta:name="Info 4"/>
  </office:meta>
</office:document-meta>
</file>